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2958b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0448e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Calibri" fo:font-size="13pt" fo:language="it" fo:country="IT" style:font-size-asian="13pt" style:font-size-complex="13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2958b" officeooo:paragraph-rsid="0002958b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0448e8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448e8" officeooo:paragraph-rsid="000448e8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071331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style:font-size-asian="15.75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cciamento record entità: Cliente</text:p>
      <text:p text:style-name="P1"/>
      <text:p text:style-name="P3">Elenco ordinato campi entità:</text:p>
      <text:list xml:id="list4215116323" text:style-name="L1">
        <text:list-item>
          <text:p text:style-name="P4">Nome</text:p>
        </text:list-item>
        <text:list-item>
          <text:p text:style-name="P4">Cognome</text:p>
        </text:list-item>
        <text:list-item>
          <text:p text:style-name="P4">Data</text:p>
        </text:list-item>
        <text:list-item>
          <text:p text:style-name="P4">Sesso</text:p>
        </text:list-item>
        <text:list-item>
          <text:p text:style-name="P4">Cod_Fisc</text:p>
        </text:list-item>
        <text:list-item>
          <text:p text:style-name="P4">Stato</text:p>
        </text:list-item>
        <text:list-item>
          <text:p text:style-name="P4">Regione</text:p>
        </text:list-item>
        <text:list-item>
          <text:p text:style-name="P4">Provincia</text:p>
        </text:list-item>
        <text:list-item>
          <text:p text:style-name="P4">Città</text:p>
        </text:list-item>
        <text:list-item>
          <text:p text:style-name="P4">Residenza</text:p>
        </text:list-item>
        <text:list-item>
          <text:p text:style-name="P4">Num_Civ</text:p>
        </text:list-item>
        <text:list-item>
          <text:p text:style-name="P4">CAP</text:p>
        </text:list-item>
        <text:list-item>
          <text:p text:style-name="P4">Num_Tel</text:p>
        </text:list-item>
      </text:list>
      <text:p text:style-name="P2">Separatore di campo: <text:span text:style-name="T2">=</text:span></text:p>
      <text:p text:style-name="P2">Separatore di record: <text:span text:style-name="T3">\n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gnazio Leonardo Calogero Sperandeo</text:p>
      <text:p text:style-name="P7">28/09/2024</text:p>
      <text:p text:style-name="P7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24:25.509962262</meta:creation-date>
    <dc:date>2024-09-28T15:13:03.338196423</dc:date>
    <meta:editing-duration>PT9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49" meta:character-count="254" meta:non-whitespace-character-count="238"/>
  </office:meta>
</office:document-meta>
</file>